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rsid="0022a464" officeooo:paragraph-rsid="0022a464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officeooo:rsid="0022fa4c" officeooo:paragraph-rsid="0022fa4c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officeooo:rsid="0022fa4c" officeooo:paragraph-rsid="00248b13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rsid="00248b13" officeooo:paragraph-rsid="00248b13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weight="bold" officeooo:rsid="001b2055" officeooo:paragraph-rsid="0028024e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24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24e" style:font-weight-asian="bold" style:font-weight-complex="bold"/>
    </style:style>
    <style:style style:name="T1" style:family="text">
      <style:text-properties officeooo:rsid="001c188a"/>
    </style:style>
    <style:style style:name="T2" style:family="text">
      <style:text-properties officeooo:rsid="00213d7a"/>
    </style:style>
    <style:style style:name="T3" style:family="text">
      <style:text-properties officeooo:rsid="0022fa4c"/>
    </style:style>
    <style:style style:name="T4" style:family="text">
      <style:text-properties officeooo:rsid="00248b13"/>
    </style:style>
    <style:style style:name="T5" style:family="text">
      <style:text-properties officeooo:rsid="00256a7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a4c" style:font-weight-asian="bold" style:font-weight-complex="bold"/>
    </style:style>
    <style:style style:name="T8" style:family="text">
      <style:text-properties officeooo:rsid="00260625"/>
    </style:style>
    <style:style style:name="T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9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A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2">6</text:span><text:span text:style-name="T5">0</text:span><text:span text:style-name="T2">1</text:span><text:span text:style-name="T1"> - </text:span>Notes, Quirks, and Trivia</text:p>
      <text:p text:style-name="P1"/>
      <text:list text:style-name="L1">
        <text:list-item>
          <text:p text:style-name="P2">Mirage has an unusual arrangement for <text:span text:style-name="T6">master modes</text:span>, weapon selection, and HUD displays. <text:s/><text:span text:style-name="T3">In the F-18, F-16, etc., you select a Master Mode first, and then select a weapon, and that sets up the HUD symbology. <text:s/></text:span><text:span text:style-name="T7">In the Mirage, you select a weapon first</text:span><text:span text:style-name="T3">, and that determines your Master Mode, then you set the HUD symbology.</text:span><text:span text:style-name="T8"> <text:s/></text:span><text:span text:style-name="T3">For example, if you have bombs and Magic missiles:</text:span></text:p>
          <text:list>
            <text:list-item>
              <text:p text:style-name="P3">For a ground attack, you select the bombs on the PCA panel (above left knee). <text:s/>This puts you into an air-to-ground mode.</text:p>
            </text:list-item>
            <text:list-item>
              <text:p text:style-name="P3">Then you use Dish Hat (Weapons System Command switch) to set the HUD mode to attack (forward) or back to NAV (back).</text:p>
            </text:list-item>
            <text:list-item>
              <text:p text:style-name="P4">For air-to-air with Magics, you select the Magics with Gray Reset Hat forward (CNM switch). <text:s/><text:span text:style-name="T4">This puts you into an air-to-air mode.</text:span></text:p>
            </text:list-item>
            <text:list-item>
              <text:p text:style-name="P5">Then you use Dish Hat (Weapons System Command switch) to select boresight, horizontal/vertical scan, or radar lock HUD mod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7:34.518000000</dc:date>
    <meta:editing-duration>PT4H35M41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2" meta:word-count="179" meta:character-count="966" meta:non-whitespace-character-count="799"/>
  </office:meta>
</office:document-meta>
</file>